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LookupBeanDefinitionParser.doParse( Element element , ParserContext parserContext , BeanDefinitionBuilder buil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ndiLookupBea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LookupBeanDefinitionParser.isEligibleAttribute( String attribut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